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7pt" style:text-underline-style="solid" style:text-underline-width="auto" style:text-underline-color="font-color" style:font-size-asian="17pt" style:font-size-complex="17pt"/>
    </style:style>
    <style:style style:name="P2" style:family="paragraph" style:parent-style-name="Standard">
      <style:text-properties fo:color="#ce9178" style:font-name="Courier New" fo:font-size="10.5pt" style:font-name-asian="Courier New1" style:font-size-asian="10.5pt" style:font-name-complex="Courier New1" style:font-size-complex="10.5pt"/>
    </style:style>
    <style:style style:name="P3" style:family="paragraph" style:parent-style-name="Standard">
      <style:paragraph-properties fo:margin-top="0in" fo:margin-bottom="0.1665in" loext:contextual-spacing="false" fo:line-height="100%"/>
    </style:style>
    <style:style style:name="P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5" style:family="paragraph" style:parent-style-name="Standard">
      <style:paragraph-properties fo:margin-left="0.5in" fo:margin-right="0in" fo:margin-top="0in" fo:margin-bottom="0.1665in" loext:contextual-spacing="false" fo:line-height="100%" fo:text-indent="0in" style:auto-text-indent="false"/>
    </style:style>
    <style:style style:name="P6" style:family="paragraph" style:parent-style-name="Standard" style:master-page-name="Standard">
      <style:paragraph-properties style:page-number="1"/>
    </style:style>
    <style:style style:name="T1" style:family="text">
      <style:text-properties fo:font-size="17pt" style:text-underline-style="solid" style:text-underline-width="auto" style:text-underline-color="font-color" style:font-size-asian="17pt" style:font-size-complex="17pt"/>
    </style:style>
    <style:style style:name="T2" style:family="text">
      <style:text-properties fo:color="#ce9178" style:font-name="Courier New" fo:font-size="10.5pt" style:font-name-asian="Courier New1" style:font-size-asian="10.5pt" style:font-name-complex="Courier New1" style:font-size-complex="10.5pt"/>
    </style:style>
    <style:style style:name="T3" style:family="text">
      <style:text-properties fo:color="#d4d4d4" style:font-name="Courier New" fo:font-size="10.5pt" style:font-name-asian="Courier New1" style:font-size-asian="10.5pt" style:font-name-complex="Courier New1" style:font-size-complex="10.5pt"/>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tat d’art de LIUM Spkdiarization</text:span></text:p>
      <text:p text:style-name="P1"/>
      <text:p text:style-name="Standard">cmd : <text:span text:style-name="T2">java -Xmx1024m -jar ./LIUM_SpkDiarization-8.4.1.jar --fInputDesc=audio16kHz2sphinx:sphinx,1:1:0:0:0:0,35,0:0:0:0 --fInputMask=src/resources/Audio/RecordAudioBis.wav --sOutputMask=src/resources/Audio/RecordAudio.txt </text:span></text:p>
      <text:p text:style-name="Standard"><text:span text:style-name="T2">--sOutputFormat=txt</text:span><text:span text:style-name="T3"> </text:span></text:p>
      <text:p text:style-name="Standard"><text:span text:style-name="T2">--doCEClustering test</text:span></text:p>
      <text:p text:style-name="P2"/>
      <text:p text:style-name="Standard">L'outil LIUM Spkdiarization est un logiciel de segmentation et de diarisation automatique du signal audio, développé par le Laboratoire d'Informatique de l'Université du Mans (LIUM). Il permet notamment la détection du nombre de locuteurs et la différenciation du genre.</text:p>
      <text:p text:style-name="Standard"/>
      <text:p text:style-name="Standard">Détection du nombre de locuteurs : La méthode de diarisation de LIUM Spkdiarization se compose de deux étapes : la segmentation et le regroupement. La segmentation consiste à découper le signal audio en segments de parole, qui sont détectés à l'aide d'un détecteur de parole basé sur une fenêtre glissante. Le regroupement consiste ensuite à regrouper les segments de parole en clusters correspondant à un même locuteur. Pour cela, LIUM Spkdiarization utilise un modèle de GMM pour chaque locuteur, qui est entraîné à partir des caractéristiques acoustiques des segments de parole, telles que la fréquence fondamentale et la modulation de fréquence. Le nombre de locuteurs est estimé en utilisant un modèle de Markov caché, qui prend en compte les transitions entre les clusters de locuteurs.</text:p>
      <text:p text:style-name="Standard"/>
      <text:p text:style-name="Standard">Différenciation du genre : LIUM Spkdiarization utilise un modèle de GMM supervisé pour différencier le genre des locuteurs. Ce modèle est entraîné à partir d'un ensemble de données d'apprentissage, qui est annoté avec le genre des locuteurs. Le modèle est alors utilisé pour prédire le genre des locuteurs dans les enregistrements audio. Les caractéristiques acoustiques utilisées pour l'entraînement du modèle incluent la fréquence fondamentale, la modulation de fréquence, la durée des segments de parole, la variance de la durée, la moyenne de la durée et la variation de l'énergie. L'approche de LIUM Spkdiarization pour la différenciation du genre a été évaluée à travers plusieurs tests locaux, qui ont montré que le système avait une précision élevée pour la reconnaissance du genre masculin, mais des performances légèrement inférieures pour le genre féminin.</text:p>
      <text:p text:style-name="Standard"/>
      <text:p text:style-name="P3">En résumé, LIUM Spkdiarization utilise une approche basée sur les modèles statistiques, tels que les HMM et les GMM, pour segmenter, regrouper et diariser les signaux audio, ainsi que pour différencier le genre des locuteurs.</text:p>
      <text:p text:style-name="P3">–</text:p>
      <text:p text:style-name="P3"><text:span text:style-name="T4">Définitions:</text:span></text:p>
      <text:list xml:id="list2561623483" text:style-name="WWNum1">
        <text:list-item>
          <text:p text:style-name="P4">Diarisation : La diarisation est le processus de segmentation d'un enregistrement audio en segments de parole, et de regroupement de ces segments en clusters correspondant à un même locuteur. La diarisation est souvent utilisée pour l'analyse de conversations enregistrées, la reconnaissance de la parole, ou la création de corpus de données pour l'apprentissage automatique.</text:p>
        </text:list-item>
      </text:list>
      <text:p text:style-name="P5"/>
      <text:list xml:id="list22901831981727" text:continue-numbering="true" text:style-name="WWNum1">
        <text:list-item>
          <text:p text:style-name="P4">Modèle de Markov caché (HMM) : Un modèle de Markov caché est un modèle probabiliste utilisé pour modéliser les séquences de données, telles que les signaux audio. Le modèle HMM consiste en un ensemble d'états cachés qui évoluent au fil du temps selon une matrice de transition probabiliste, et émettent des symboles observables selon des distributions de probabilité spécifiques à chaque état caché. Les HMM sont souvent utilisés pour la reconnaissance de la parole, la segmentation de séquences, ou la classification de données temporelles.</text:p>
        </text:list-item>
      </text:list>
      <text:p text:style-name="P5"/>
      <text:list xml:id="list22901243600105" text:continue-numbering="true" text:style-name="WWNum1">
        <text:list-item>
          <text:p text:style-name="P4">Classification de mélange gaussien (GMM) : La classification de mélange gaussien est une méthode de classification supervisée utilisée pour modéliser la distribution de probabilité des caractéristiques d'un ensemble de données. La méthode de classification de mélange gaussien suppose que les données proviennent de plusieurs distributions gaussiennes, et utilise un algorithme d'apprentissage pour estimer les paramètres de ces distributions. Les GMM sont souvent utilisées pour la reconnaissance de la parole, la diarisation, ou la classification de données en général.</text:p>
        </text:list-item>
      </text:list>
      <text:p text:style-name="P5"/>
      <text:list xml:id="list22901567596857" text:continue-numbering="true" text:style-name="WWNum1">
        <text:list-item>
          <text:p text:style-name="P4">Caractéristiques acoustiques : Les caractéristiques acoustiques sont des mesures des propriétés acoustiques d'un signal audio, telles que la fréquence fondamentale, la modulation de fréquence, la durée, ou l'énergie. Les caractéristiques acoustiques sont souvent utilisées pour l'analyse de la parole, la reconnaissance de la parole, ou la diarisation.</text:p>
        </text:list-item>
      </text:list>
      <text:p text:style-name="P5"/>
      <text:list xml:id="list22903084084103" text:continue-numbering="true" text:style-name="WWNum1">
        <text:list-item>
          <text:p text:style-name="P4">Ensemble de données d'apprentissage : L'ensemble de données d'apprentissage est un ensemble de données utilisé pour entraîner un modèle d'apprentissage automatique. L'ensemble de données d'apprentissage est souvent annoté avec des étiquettes qui indiquent les classes des données, telles que les locuteurs ou les genres. Les ensembles de données d'apprentissage sont souvent utilisés pour l'apprentissage supervisé des modèles d'apprentissage automatique, tels que les modèles de GMM ou les réseaux de neurones.</text:p>
        </text:list-item>
      </text:list>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691" meta:character-count="4817" meta:non-whitespace-character-count="4148"/>
    <meta:generator>LibreOfficeDev/6.0.5.2$Linux_X86_64 LibreOffice_project/</meta:generator>
  </office:meta>
</office:document-meta>
</file>